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 1451 Mittelschrift1" svg:font-family="'DIN 1451 Mittelschrift'"/>
    <style:font-face style:name="DIN 1451 Mittelschrift" svg:font-family="'DIN 1451 Mittelschrif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e9a9" draw:textarea-horizontal-align="justify" draw:textarea-vertical-align="top" draw:auto-grow-height="false" fo:min-height="18.75cm" fo:min-width="27.2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1c99e0" draw:textarea-horizontal-align="justify" draw:textarea-vertical-align="top" draw:auto-grow-height="false" fo:min-height="15.998cm" fo:min-width="26.7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fill-color="#f9cfb5" draw:textarea-horizontal-align="justify" draw:textarea-vertical-align="top" draw:auto-grow-height="false" fo:min-height="0.75cm" fo:min-width="3.2cm"/>
      <style:paragraph-properties style:writing-mode="lr-tb"/>
    </style:style>
    <style:style style:name="gr4" style:family="graphic" style:parent-style-name="standard">
      <style:graphic-properties draw:fill-color="#ccf4c6" draw:textarea-horizontal-align="justify" draw:textarea-vertical-align="top" draw:auto-grow-height="false" fo:min-height="0.75cm" fo:min-width="3.6cm"/>
      <style:paragraph-properties style:writing-mode="lr-tb"/>
    </style:style>
    <style:style style:name="gr5" style:family="graphic" style:parent-style-name="standard">
      <style:graphic-properties draw:fill-color="#aadcf7" draw:textarea-horizontal-align="justify" draw:textarea-vertical-align="top" draw:auto-grow-height="false" fo:min-height="4.55cm" fo:min-width="15.7cm"/>
      <style:paragraph-properties style:writing-mode="lr-tb"/>
    </style:style>
    <style:style style:name="gr6" style:family="graphic" style:parent-style-name="standard">
      <style:graphic-properties draw:fill-color="#aadcf7" draw:textarea-horizontal-align="justify" draw:textarea-vertical-align="top" draw:auto-grow-height="false" fo:min-height="6.95cm" fo:min-width="7.2cm"/>
      <style:paragraph-properties style:writing-mode="lr-tb"/>
    </style:style>
    <style:style style:name="gr7" style:family="graphic" style:parent-style-name="standard">
      <style:graphic-properties draw:fill-color="#aadcf7" draw:textarea-horizontal-align="justify" draw:textarea-vertical-align="top" draw:auto-grow-height="false" fo:min-height="0.79cm" fo:min-width="7.2cm"/>
      <style:paragraph-properties style:writing-mode="lr-tb"/>
    </style:style>
    <style:style style:name="gr8" style:family="graphic" style:parent-style-name="standard">
      <style:graphic-properties draw:fill-color="#aadcf7" draw:textarea-horizontal-align="justify" draw:textarea-vertical-align="top" draw:auto-grow-height="false" fo:min-height="0.789cm" fo:min-width="7.2cm"/>
      <style:paragraph-properties style:writing-mode="lr-tb"/>
    </style:style>
    <style:style style:name="gr9" style:family="graphic" style:parent-style-name="standard">
      <style:graphic-properties draw:fill-color="#63bbee" draw:textarea-horizontal-align="justify" draw:textarea-vertical-align="top" draw:auto-grow-height="false" fo:min-height="6.25cm" fo:min-width="6.1cm"/>
      <style:paragraph-properties style:writing-mode="lr-tb"/>
    </style:style>
    <style:style style:name="gr10" style:family="graphic" style:parent-style-name="standard">
      <style:graphic-properties draw:fill-color="#63bbee" draw:textarea-horizontal-align="justify" draw:textarea-vertical-align="top" draw:auto-grow-height="false" fo:min-height="0.75cm" fo:min-width="6.1cm"/>
      <style:paragraph-properties style:writing-mode="lr-tb"/>
    </style:style>
    <style:style style:name="gr11" style:family="graphic" style:parent-style-name="standard">
      <style:graphic-properties draw:fill-color="#aadcf7" draw:textarea-horizontal-align="justify" draw:textarea-vertical-align="top" draw:auto-grow-height="false" fo:min-height="4.65cm" fo:min-width="7.7cm"/>
      <style:paragraph-properties style:writing-mode="lr-tb"/>
    </style:style>
    <style:style style:name="gr12" style:family="graphic" style:parent-style-name="standard">
      <style:graphic-properties draw:fill-color="#63bbee" draw:textarea-horizontal-align="justify" draw:textarea-vertical-align="top" draw:auto-grow-height="false" fo:min-height="0.85cm" fo:min-width="8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63bbee" draw:textarea-horizontal-align="justify" draw:textarea-vertical-align="top" draw:auto-grow-height="false" fo:min-height="1.45cm" fo:min-width="7.4cm"/>
      <style:paragraph-properties style:writing-mode="lr-tb"/>
    </style:style>
    <style:style style:name="gr15" style:family="graphic" style:parent-style-name="standard">
      <style:graphic-properties draw:fill-color="#63bbee" draw:textarea-horizontal-align="justify" draw:textarea-vertical-align="top" draw:auto-grow-height="false" fo:min-height="1.55cm" fo:min-width="6.1cm"/>
      <style:paragraph-properties style:writing-mode="lr-tb"/>
    </style:style>
    <style:style style:name="gr16" style:family="graphic" style:parent-style-name="standard">
      <style:graphic-properties draw:fill-color="#63bbee" draw:textarea-horizontal-align="justify" draw:textarea-vertical-align="top" draw:auto-grow-height="false" fo:min-height="0.373cm" fo:min-width="8cm"/>
      <style:paragraph-properties style:writing-mode="lr-tb"/>
    </style:style>
    <style:style style:name="gr17" style:family="graphic" style:parent-style-name="standard">
      <style:graphic-properties draw:fill-color="#63bbee" draw:textarea-horizontal-align="justify" draw:textarea-vertical-align="top" draw:auto-grow-height="false" fo:min-height="0.75cm" fo:min-width="4.5cm"/>
      <style:paragraph-properties style:writing-mode="lr-tb"/>
    </style:style>
    <style:style style:name="gr18" style:family="graphic" style:parent-style-name="standard">
      <style:graphic-properties draw:fill-color="#63bbee" draw:textarea-horizontal-align="justify" draw:textarea-vertical-align="top" draw:auto-grow-height="false" fo:min-height="0.75cm" fo:min-width="5.7cm"/>
      <style:paragraph-properties style:writing-mode="lr-tb"/>
    </style:style>
    <style:style style:name="gr19" style:family="graphic" style:parent-style-name="standard">
      <style:graphic-properties draw:fill-color="#63bbee" draw:textarea-horizontal-align="justify" draw:textarea-vertical-align="top" draw:auto-grow-height="false" fo:min-height="0.75cm" fo:min-width="6.7cm"/>
      <style:paragraph-properties style:writing-mode="lr-tb"/>
    </style:style>
    <style:style style:name="gr20" style:family="graphic" style:parent-style-name="standard">
      <style:graphic-properties draw:fill-color="#63bbee" draw:textarea-horizontal-align="justify" draw:textarea-vertical-align="top" draw:auto-grow-height="false" fo:min-height="0.75cm" fo:min-width="5.5cm"/>
      <style:paragraph-properties style:writing-mode="lr-tb"/>
    </style:style>
    <style:style style:name="gr21" style:family="graphic" style:parent-style-name="standard">
      <style:graphic-properties draw:fill-color="#00a0fc" draw:textarea-horizontal-align="justify" draw:textarea-vertical-align="top" draw:auto-grow-height="false" fo:min-height="0.75cm" fo:min-width="5.5cm"/>
      <style:paragraph-properties style:writing-mode="lr-tb"/>
    </style:style>
    <style:style style:name="gr22" style:family="graphic" style:parent-style-name="standard">
      <style:graphic-properties draw:fill-color="#63bbee" draw:textarea-horizontal-align="justify" draw:textarea-vertical-align="top" draw:auto-grow-height="false" fo:min-height="0.75cm" fo:min-width="4.8cm"/>
      <style:paragraph-properties style:writing-mode="lr-tb"/>
    </style:style>
    <style:style style:name="gr23" style:family="graphic" style:parent-style-name="standard">
      <style:graphic-properties draw:fill-color="#63bbee" draw:textarea-horizontal-align="justify" draw:textarea-vertical-align="top" draw:auto-grow-height="false" fo:min-height="0.75cm" fo:min-width="7.8cm"/>
      <style:paragraph-properties style:writing-mode="lr-tb"/>
    </style:style>
    <style:style style:name="gr24" style:family="graphic" style:parent-style-name="standard">
      <style:graphic-properties draw:fill-color="#63bbee" draw:textarea-horizontal-align="justify" draw:textarea-vertical-align="top" draw:auto-grow-height="false" fo:min-height="1.45cm" fo:min-width="5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fo:min-height="0.8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de9a9"/>
      <style:paragraph-properties fo:text-align="start"/>
    </style:style>
    <style:style style:name="P3" style:family="paragraph">
      <loext:graphic-properties draw:fill-color="#1c99e0"/>
      <style:paragraph-properties fo:text-align="start"/>
    </style:style>
    <style:style style:name="P4" style:family="paragraph">
      <loext:graphic-properties draw:fill-color="#f9cfb5"/>
      <style:paragraph-properties fo:text-align="start"/>
    </style:style>
    <style:style style:name="P5" style:family="paragraph">
      <loext:graphic-properties draw:fill-color="#ccf4c6"/>
      <style:paragraph-properties fo:text-align="start"/>
    </style:style>
    <style:style style:name="P6" style:family="paragraph">
      <loext:graphic-properties draw:fill-color="#aadcf7"/>
      <style:paragraph-properties fo:text-align="start"/>
    </style:style>
    <style:style style:name="P7" style:family="paragraph">
      <style:paragraph-properties fo:text-align="start"/>
      <style:text-properties fo:font-size="9pt"/>
    </style:style>
    <style:style style:name="P8" style:family="paragraph">
      <loext:graphic-properties draw:fill-color="#aadcf7"/>
      <style:paragraph-properties fo:text-align="start"/>
      <style:text-properties fo:font-size="9pt"/>
    </style:style>
    <style:style style:name="P9" style:family="paragraph">
      <loext:graphic-properties draw:fill-color="#63bbee"/>
      <style:paragraph-properties fo:text-align="star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63bbee"/>
      <style:paragraph-properties fo:text-align="start"/>
      <style:text-properties fo:font-size="9pt"/>
    </style:style>
    <style:style style:name="P12" style:family="paragraph">
      <loext:graphic-properties draw:fill-color="#00a0fc"/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T1" style:family="text">
      <style:text-properties style:font-name="DIN 1451 Mittelschrift1" fo:font-size="11pt" style:font-name-asian="DIN 1451 Mittelschrift1" style:font-size-asian="11pt" style:font-name-complex="DIN 1451 Mittelschrift1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.7cm" svg:height="19cm" svg:x="1cm" svg:y="1cm">
          <text:p text:style-name="P1">Engineering 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3cm" svg:height="16.3cm" svg:x="1.2cm" svg:y="3.5cm">
          <text:p text:style-name="P1">Mechanic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cm" svg:height="1cm" svg:x="1.2cm" svg:y="2.2cm">
          <text:p text:style-name="P1">Software 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cm" svg:height="1cm" svg:x="5.4cm" svg:y="2.2cm">
          <text:p text:style-name="P1">Electronics ...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16.2cm" svg:height="4.8cm" svg:x="1.5cm" svg:y="4.5cm">
          <text:p text:style-name="P1">Assembly specification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7.7cm" svg:height="7.2cm" svg:x="1.5cm" svg:y="9.6cm">
          <text:p text:style-name="P1">Component specification 1</text:p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7.7cm" svg:height="1.04cm" svg:x="1.5cm" svg:y="17cm">
          <text:p text:style-name="P7">Component </text:p>
          <text:p text:style-name="P7">specification 2</text:p>
          <draw:enhanced-geometry svg:viewBox="0 0 21600 21600" draw:type="rectangle" draw:enhanced-path="M 0 0 L 21600 0 21600 21600 0 21600 0 0 Z N"/>
        </draw:custom-shape>
        <draw:custom-shape draw:style-name="gr8" draw:text-style-name="P8" xml:id="id14" draw:id="id14" draw:layer="layout" svg:width="7.7cm" svg:height="1.039cm" svg:x="1.5cm" svg:y="18.361cm">
          <text:p text:style-name="P7">Component </text:p>
          <text:p text:style-name="P7">specification n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6.6cm" svg:height="6.5cm" svg:x="21.1cm" svg:y="9.7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6.6cm" svg:height="1cm" svg:x="21.1cm" svg:y="16.4cm">
          <text:p text:style-name="P1">STEP export</text:p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6.6cm" svg:height="1cm" svg:x="21.1cm" svg:y="17.5cm">
          <text:p text:style-name="P1">STL export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6.6cm" svg:height="1cm" svg:x="21.1cm" svg:y="18.6cm">
          <text:p text:style-name="P1">.3mf w/ parameters</text:p>
          <draw:enhanced-geometry svg:viewBox="0 0 21600 21600" draw:type="rectangle" draw:enhanced-path="M 0 0 L 21600 0 21600 21600 0 21600 0 0 Z N"/>
        </draw:custom-shape>
        <draw:custom-shape draw:style-name="gr11" draw:text-style-name="P6" xml:id="id6" draw:id="id6" draw:layer="layout" svg:width="8.2cm" svg:height="4.9cm" svg:x="10.4cm" svg:y="14.5cm">
          <text:p text:style-name="P1">Native CAD data assembly</text:p>
          <text:p text:style-name="P1">&amp; common reference data</text:p>
          <draw:enhanced-geometry svg:viewBox="0 0 21600 21600" draw:type="rectangle" draw:enhanced-path="M 0 0 L 21600 0 21600 21600 0 21600 0 0 Z N"/>
        </draw:custom-shape>
        <draw:custom-shape draw:style-name="gr12" draw:text-style-name="P9" xml:id="id1" draw:id="id1" draw:layer="layout" svg:width="8.5cm" svg:height="1.1cm" svg:x="11.1cm" svg:y="16.2cm">
          <text:p text:style-name="P1">Native CAD data component 1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s" svg:x1="19.6cm" svg:y1="16.75cm" svg:x2="21.1cm" svg:y2="12.95cm" draw:start-shape="id1" draw:start-glue-point="1" draw:end-shape="id2" draw:end-glue-point="3" svg:d="M19600 16750h501l498-3800h501" svg:viewBox="0 0 1501 3801">
          <text:p/>
        </draw:connector>
        <draw:connector draw:style-name="gr13" draw:text-style-name="P10" draw:layer="layout" draw:type="lines" svg:x1="19.6cm" svg:y1="16.75cm" svg:x2="21.1cm" svg:y2="16.9cm" draw:start-shape="id1" draw:start-glue-point="1" draw:end-shape="id3" draw:end-glue-point="3" svg:d="M19600 16750h501l498 150h501" svg:viewBox="0 0 1501 151">
          <text:p/>
        </draw:connector>
        <draw:connector draw:style-name="gr13" draw:text-style-name="P10" draw:layer="layout" draw:type="lines" svg:x1="19.6cm" svg:y1="16.75cm" svg:x2="21.1cm" svg:y2="18cm" draw:start-shape="id1" draw:start-glue-point="1" draw:end-shape="id4" draw:end-glue-point="3" svg:d="M19600 16750h501l498 1250h501" svg:viewBox="0 0 1501 1251">
          <text:p/>
        </draw:connector>
        <draw:connector draw:style-name="gr13" draw:text-style-name="P10" draw:layer="layout" draw:type="lines" svg:x1="19.6cm" svg:y1="16.75cm" svg:x2="21.1cm" svg:y2="19.1cm" draw:start-shape="id1" draw:start-glue-point="1" draw:end-shape="id5" draw:end-glue-point="3" svg:d="M19600 16750h501l498 2350h501" svg:viewBox="0 0 1501 2351">
          <text:p/>
        </draw:connector>
        <draw:custom-shape draw:style-name="gr14" draw:text-style-name="P9" xml:id="id7" draw:id="id7" draw:layer="layout" svg:width="7.9cm" svg:height="1.7cm" svg:x="19.8cm" svg:y="4.2cm">
          <text:p text:style-name="P1">CAE / simulation data</text:p>
          <text:p text:style-name="P1">FEA, CFD, kinematics, ...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6.6cm" svg:height="1.8cm" svg:x="21.1cm" svg:y="6.4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6.6cm" svg:height="1cm" svg:x="21.1cm" svg:y="8.3cm">
          <text:p text:style-name="P1">STEP export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s" draw:line-skew="-0.399cm -0.199cm" svg:x1="14.5cm" svg:y1="14.5cm" svg:x2="19.8cm" svg:y2="5.05cm" draw:start-shape="id6" draw:start-glue-point="0" draw:end-shape="id7" draw:end-glue-point="3" svg:d="M14500 14500v-900l4600-8550h700" svg:viewBox="0 0 5301 9451">
          <text:p/>
        </draw:connector>
        <draw:connector draw:style-name="gr13" draw:text-style-name="P10" draw:layer="layout" draw:type="lines" svg:x1="14.5cm" svg:y1="14.5cm" svg:x2="21.1cm" svg:y2="7.3cm" draw:start-shape="id6" draw:start-glue-point="0" draw:end-shape="id8" draw:end-glue-point="3" svg:d="M14500 14500v-501l6099-6699h501" svg:viewBox="0 0 6601 7201">
          <text:p/>
        </draw:connector>
        <draw:connector draw:style-name="gr13" draw:text-style-name="P10" draw:layer="layout" draw:type="lines" svg:x1="14.5cm" svg:y1="14.5cm" svg:x2="21.1cm" svg:y2="8.8cm" draw:start-shape="id6" draw:start-glue-point="0" draw:end-shape="id9" draw:end-glue-point="3" svg:d="M14500 14500v-501l6099-5199h501" svg:viewBox="0 0 6601 5701">
          <text:p/>
        </draw:connector>
        <draw:custom-shape draw:style-name="gr16" draw:text-style-name="P11" xml:id="id11" draw:id="id11" draw:layer="layout" svg:width="8.5cm" svg:height="0.623cm" svg:x="11.1cm" svg:y="17.5cm">
          <text:p text:style-name="P7">Native CAD data component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13" draw:id="id13" draw:layer="layout" svg:width="8.5cm" svg:height="0.623cm" svg:x="11.1cm" svg:y="18.577cm">
          <text:p text:style-name="P7">Native CAD data component 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lines" svg:x1="11.1cm" svg:y1="16.75cm" svg:x2="9.2cm" svg:y2="13.2cm" draw:start-shape="id1" draw:end-shape="id10" draw:end-glue-point="1" svg:d="M11100 16750h-501l-898-3550h-501" svg:viewBox="0 0 1901 3551">
          <text:p/>
        </draw:connector>
        <draw:connector draw:style-name="gr13" draw:text-style-name="P10" draw:layer="layout" draw:type="lines" svg:x1="11.1cm" svg:y1="17.811cm" svg:x2="9.2cm" svg:y2="17.52cm" draw:start-shape="id11" draw:start-glue-point="3" draw:end-shape="id12" draw:end-glue-point="1" svg:d="M11100 17811h-501l-898-291h-501" svg:viewBox="0 0 1901 292">
          <text:p/>
        </draw:connector>
        <draw:connector draw:style-name="gr13" draw:text-style-name="P10" draw:layer="layout" draw:type="lines" svg:x1="11.1cm" svg:y1="18.888cm" svg:x2="9.2cm" svg:y2="18.88cm" draw:start-shape="id13" draw:start-glue-point="3" draw:end-shape="id14" draw:end-glue-point="1" svg:d="M11100 18888h-501l-898-8h-501" svg:viewBox="0 0 1901 9">
          <text:p/>
        </draw:connector>
        <draw:connector draw:style-name="gr13" draw:text-style-name="P10" draw:layer="layout" draw:type="lines" svg:x1="14.5cm" svg:y1="14.5cm" svg:x2="9.6cm" svg:y2="9.3cm" draw:start-shape="id6" draw:start-glue-point="0" draw:end-shape="id15" draw:end-glue-point="2" svg:d="M14500 14500v-501l-4900-4198v-501" svg:viewBox="0 0 4901 5201">
          <text:p/>
        </draw:connector>
        <draw:custom-shape draw:style-name="gr17" draw:text-style-name="P9" draw:layer="layout" svg:width="5cm" svg:height="1cm" svg:x="1.7cm" svg:y="8cm">
          <text:p text:style-name="P1">Bill of material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6.2cm" svg:height="1cm" svg:x="1.7cm" svg:y="6.8cm">
          <text:p text:style-name="P1">Tolerance calculation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2cm" svg:height="1cm" svg:x="1.7cm" svg:y="5.6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cm" svg:height="1cm" svg:x="9.2cm" svg:y="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cm" svg:height="1cm" svg:x="1.7cm" svg:y="12cm">
          <text:p text:style-name="P1">Material definition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cm" svg:height="1cm" svg:x="1.7cm" svg:y="15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2cm" svg:height="1cm" svg:x="1.7cm" svg:y="10.8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cm" svg:height="1cm" svg:x="21.5cm" svg:y="11.4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cm" svg:height="1cm" svg:x="21.5cm" svg:y="12.6cm">
          <text:p text:style-name="P1">Tolerances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cm" svg:height="1cm" svg:x="21.5cm" svg:y="13.8cm">
          <text:p text:style-name="P1">Surfaces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3cm" svg:height="1cm" svg:x="9.2cm" svg:y="6.8cm">
          <text:p text:style-name="P1">Application notes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8.3cm" svg:height="1cm" svg:x="9.2cm" svg:y="5.6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6.2cm" svg:height="1.7cm" svg:x="1.7cm" svg:y="13.2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s" draw:line-skew="0.099cm" svg:x1="17.7cm" svg:y1="6.9cm" svg:x2="19.8cm" svg:y2="5.05cm" draw:start-shape="id15" draw:start-glue-point="1" draw:end-shape="id7" draw:end-glue-point="3" svg:d="M17700 6900h600l999-1850h501" svg:viewBox="0 0 2101 1851">
          <text:p/>
        </draw:connector>
        <draw:frame draw:style-name="gr25" draw:text-style-name="P14" draw:layer="layout" svg:width="8.1cm" svg:height="1.141cm" svg:x="20.6cm" svg:y="-0.141cm">
          <draw:text-box>
            <text:p text:style-name="P13"><text:span text:style-name="T1">©</text:span><text:span text:style-name="T2"> </text:span><text:span text:style-name="T2"><text:a xlink:href="https://github.com/6ffm70" xlink:type="simple">https://github.com/6ffm70</text:a></text:span><text:span text:style-name="T2"><text:s/>CC0-1.0 License</text:span></text:p>
          </draw:text-box>
        </draw:frame>
        <draw:custom-shape draw:style-name="gr21" draw:text-style-name="P12" draw:layer="layout" svg:width="6cm" svg:height="1cm" svg:x="21.5cm" svg:y="15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 1451 Mittelschrift1" svg:font-family="'DIN 1451 Mittelschrift'"/>
    <style:font-face style:name="DIN 1451 Mittelschrift" svg:font-family="'DIN 1451 Mittelschrif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IN 1451 Mittelschrift" fo:font-family="'DIN 1451 Mittelschrift'" style:font-style-name="Standard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2:57:26.670917736</meta:creation-date>
    <dc:date>2020-08-09T14:19:02.677332981</dc:date>
    <meta:editing-duration>PT39M50S</meta:editing-duration>
    <meta:editing-cycles>17</meta:editing-cycles>
    <meta:generator>LibreOffice/6.4.4.2$Linux_X86_64 LibreOffice_project/40$Build-2</meta:generator>
    <meta:document-statistic meta:object-count="46"/>
  </office:meta>
</office:document-meta>
</file>